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3.401cm" style:rel-column-width="13107*"/>
    </style:style>
    <style:style style:name="Tab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.E1" style:family="table-cell">
      <style:table-cell-properties fo:padding="0.097cm" fo:border="0.5pt solid #000000" style:writing-mode="page"/>
    </style:style>
    <style:style style:name="Tab.A2" style:family="table-cell">
      <style:table-cell-properties fo:padding="0cm" fo:border="none" style:writing-mode="page"/>
    </style:style>
    <style:style style:name="Tab.A3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.A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.6" style:family="table-row">
      <style:table-row-properties style:min-row-height="0.603cm"/>
    </style:style>
    <style:style style:name="P1" style:family="paragraph" style:parent-style-name="Standard">
      <style:text-properties officeooo:rsid="001a8dcb" officeooo:paragraph-rsid="001a8dcb"/>
    </style:style>
    <style:style style:name="P2" style:family="paragraph" style:parent-style-name="Table_20_Contents">
      <style:text-properties style:font-name="Liberation Sans" fo:font-size="18pt" officeooo:rsid="001a8dcb" officeooo:paragraph-rsid="001a8dcb" style:font-size-asian="18pt" style:font-size-complex="18pt"/>
    </style:style>
    <style:style style:name="P3" style:family="paragraph" style:parent-style-name="Table_20_Contents">
      <style:text-properties style:font-name="Liberation Sans" fo:font-size="18pt" style:font-size-asian="18pt" style:font-size-complex="18pt"/>
    </style:style>
    <style:style style:name="P4" style:family="paragraph" style:parent-style-name="Table_20_Contents">
      <style:text-properties style:font-name="Liberation Sans" fo:font-size="18pt" officeooo:rsid="001e2b2c" officeooo:paragraph-rsid="001e2b2c" style:font-size-asian="18pt" style:font-size-complex="18pt"/>
    </style:style>
    <style:style style:name="P5" style:family="paragraph" style:parent-style-name="Table_20_Contents">
      <style:text-properties style:font-name="Liberation Sans" fo:font-size="18pt" officeooo:rsid="001af17f" officeooo:paragraph-rsid="001af17f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18pt" officeooo:rsid="001a8dcb" officeooo:paragraph-rsid="001a8dcb" style:font-size-asian="18pt" style:font-size-complex="18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18pt" officeooo:rsid="001af17f" officeooo:paragraph-rsid="001af17f" style:font-size-asian="18pt" style:font-size-complex="18pt"/>
    </style:style>
    <style:style style:name="P8" style:family="paragraph" style:parent-style-name="Table_20_Contents">
      <style:text-properties style:font-name="Liberation Sans" fo:font-size="18pt" officeooo:rsid="001af011" officeooo:paragraph-rsid="001af011" style:font-size-asian="18pt" style:font-size-complex="18pt"/>
    </style:style>
    <style:style style:name="T1" style:family="text">
      <style:text-properties officeooo:rsid="001af011"/>
    </style:style>
    <style:style style:name="T2" style:family="text">
      <style:text-properties officeooo:rsid="001cb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ns Les Yeux d’Emilie</text:p>
      <text:p text:style-name="P1"/>
      <table:table table:name="Tab" table:style-name="Tab">
        <table:table-column table:style-name="Tab.A" table:number-columns-repeated="5"/>
        <table:table-row>
          <table:table-cell table:style-name="Tab.A1" office:value-type="string">
            <text:p text:style-name="P2">Intro</text:p>
          </table:table-cell>
          <table:table-cell table:style-name="Tab.A1" office:value-type="string">
            <text:p text:style-name="P2">C-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4">C-</text:p>
          </table:table-cell>
          <table:table-cell table:style-name="Tab.E1" office:value-type="string">
            <text:p text:style-name="P3">%</text:p>
          </table:table-cell>
        </table:table-row>
        <table:table-row>
          <table:table-cell table:style-name="Tab.A2" office:value-type="string">
            <text:p text:style-name="P2"/>
          </table:table-cell>
          <table:table-cell table:style-name="Tab.A2" office:value-type="string">
            <text:p text:style-name="P2"/>
          </table:table-cell>
          <table:table-cell table:style-name="Tab.A2" office:value-type="string">
            <text:p text:style-name="P3"/>
          </table:table-cell>
          <table:table-cell table:style-name="Tab.A2" office:value-type="string">
            <text:p text:style-name="P3"/>
          </table:table-cell>
          <table:table-cell table:style-name="Tab.A2" office:value-type="string">
            <text:p text:style-name="P3"/>
          </table:table-cell>
        </table:table-row>
        <table:table-row>
          <table:table-cell table:style-name="Tab.A3" office:value-type="string">
            <text:p text:style-name="P2"><text:span text:style-name="T1">A </text:span>5</text:p>
          </table:table-cell>
          <table:table-cell table:style-name="Tab.A1" office:value-type="string">
            <text:p text:style-name="P2">C-</text:p>
          </table:table-cell>
          <table:table-cell table:style-name="Tab.A1" office:value-type="string">
            <text:p text:style-name="P3">%</text:p>
          </table:table-cell>
          <table:table-cell table:style-name="Tab.A1" office:value-type="string">
            <text:p text:style-name="P5">C- </text:p>
          </table:table-cell>
          <table:table-cell table:style-name="Tab.E1" office:value-type="string">
            <text:p text:style-name="P3">%</text:p>
            <text:p text:style-name="P3"/>
          </table:table-cell>
        </table:table-row>
        <table:table-row>
          <table:table-cell table:style-name="Tab.A4" office:value-type="string">
            <text:p text:style-name="P2">9</text:p>
          </table:table-cell>
          <table:table-cell table:style-name="Tab.B4" office:value-type="string">
            <text:p text:style-name="P2">B-</text:p>
          </table:table-cell>
          <table:table-cell table:style-name="Tab.B4" office:value-type="string">
            <text:p text:style-name="P3">%</text:p>
          </table:table-cell>
          <table:table-cell table:style-name="Tab.B4" office:value-type="string">
            <text:p text:style-name="P5">B-</text:p>
          </table:table-cell>
          <table:table-cell table:style-name="Tab.E4" office:value-type="string">
            <text:p text:style-name="P3">%</text:p>
            <text:p text:style-name="P3"/>
          </table:table-cell>
        </table:table-row>
        <table:table-row>
          <table:table-cell table:style-name="Tab.A4" office:value-type="string">
            <text:p text:style-name="P2">13</text:p>
            <text:p text:style-name="P2"/>
          </table:table-cell>
          <table:table-cell table:style-name="Tab.B4" office:value-type="string">
            <text:p text:style-name="P2">B-</text:p>
          </table:table-cell>
          <table:table-cell table:style-name="Tab.B4" office:value-type="string">
            <text:p text:style-name="P2">%</text:p>
          </table:table-cell>
          <table:table-cell table:style-name="Tab.B4" office:value-type="string">
            <text:p text:style-name="P2">Bb- </text:p>
          </table:table-cell>
          <table:table-cell table:style-name="Tab.E4" office:value-type="string">
            <text:p text:style-name="P2">F</text:p>
          </table:table-cell>
        </table:table-row>
        <table:table-row table:style-name="Tab.6">
          <table:table-cell table:style-name="Tab.A4" office:value-type="string">
            <text:p text:style-name="P2">17</text:p>
          </table:table-cell>
          <table:table-cell table:style-name="Tab.B4" office:value-type="string">
            <text:p text:style-name="P2">Bb-</text:p>
          </table:table-cell>
          <table:table-cell table:style-name="Tab.B4" office:value-type="string">
            <text:p text:style-name="P2">Bb-#5</text:p>
            <text:p text:style-name="P6"/>
          </table:table-cell>
          <table:table-cell table:style-name="Tab.B4" office:value-type="string">
            <text:p text:style-name="P2">Bb-6</text:p>
          </table:table-cell>
          <table:table-cell table:style-name="Tab.E4" office:value-type="string">
            <text:p text:style-name="P2">Bb-7</text:p>
            <text:p text:style-name="P7"/>
          </table:table-cell>
        </table:table-row>
        <table:table-row>
          <table:table-cell table:style-name="Tab.A4" office:value-type="string">
            <text:p text:style-name="P2">21</text:p>
          </table:table-cell>
          <table:table-cell table:style-name="Tab.B4" office:value-type="string">
            <text:p text:style-name="P2">Bb-6</text:p>
          </table:table-cell>
          <table:table-cell table:style-name="Tab.B4" office:value-type="string">
            <text:p text:style-name="P2">Bb-#5</text:p>
            <text:p text:style-name="P6">Eb-7/Bb</text:p>
          </table:table-cell>
          <table:table-cell table:style-name="Tab.B4" office:value-type="string">
            <text:p text:style-name="P2">Bb-</text:p>
          </table:table-cell>
          <table:table-cell table:style-name="Tab.E4" office:value-type="string">
            <text:p text:style-name="P2">%</text:p>
          </table:table-cell>
        </table:table-row>
        <table:table-row>
          <table:table-cell table:style-name="Tab.A4" office:value-type="string">
            <text:p text:style-name="P2">25</text:p>
          </table:table-cell>
          <table:table-cell table:style-name="Tab.B4" office:value-type="string">
            <text:p text:style-name="P2">Eb-</text:p>
          </table:table-cell>
          <table:table-cell table:style-name="Tab.B4" office:value-type="string">
            <text:p text:style-name="P2">B/Eb</text:p>
            <text:p text:style-name="P6">Ab-7/Eb</text:p>
          </table:table-cell>
          <table:table-cell table:style-name="Tab.B4" office:value-type="string">
            <text:p text:style-name="P2">Eb-6</text:p>
          </table:table-cell>
          <table:table-cell table:style-name="Tab.E4" office:value-type="string">
            <text:p text:style-name="P2">Eb-7</text:p>
          </table:table-cell>
        </table:table-row>
        <table:table-row>
          <table:table-cell table:style-name="Tab.E4" office:value-type="string">
            <text:p text:style-name="P2">29</text:p>
          </table:table-cell>
          <table:table-cell table:style-name="Tab.B4" office:value-type="string">
            <text:p text:style-name="P2">Eb-6</text:p>
          </table:table-cell>
          <table:table-cell table:style-name="Tab.B4" office:value-type="string">
            <text:p text:style-name="P2">B/Eb</text:p>
            <text:p text:style-name="P6">Ab-7/Eb</text:p>
          </table:table-cell>
          <table:table-cell table:style-name="Tab.B4" office:value-type="string">
            <text:p text:style-name="P8">Bb7sus4</text:p>
          </table:table-cell>
          <table:table-cell table:style-name="Tab.E4" office:value-type="string">
            <text:p text:style-name="P8">%</text:p>
          </table:table-cell>
        </table:table-row>
        <table:table-row>
          <table:table-cell table:style-name="Tab.A2" office:value-type="string">
            <text:p text:style-name="P8"/>
          </table:table-cell>
          <table:table-cell table:style-name="Tab.A2" office:value-type="string">
            <text:p text:style-name="P8"/>
          </table:table-cell>
          <table:table-cell table:style-name="Tab.A2" office:value-type="string">
            <text:p text:style-name="P8"/>
          </table:table-cell>
          <table:table-cell table:style-name="Tab.A2" office:value-type="string">
            <text:p text:style-name="P8"/>
          </table:table-cell>
          <table:table-cell table:style-name="Tab.A2" office:value-type="string">
            <text:p text:style-name="P8"/>
          </table:table-cell>
        </table:table-row>
        <table:table-row>
          <table:table-cell table:style-name="Tab.A3" office:value-type="string">
            <text:p text:style-name="P8">B 33</text:p>
          </table:table-cell>
          <table:table-cell table:style-name="Tab.A1" office:value-type="string">
            <text:p text:style-name="P8">Eb</text:p>
          </table:table-cell>
          <table:table-cell table:style-name="Tab.A1" office:value-type="string">
            <text:p text:style-name="P8">Eb6</text:p>
          </table:table-cell>
          <table:table-cell table:style-name="Tab.A1" office:value-type="string">
            <text:p text:style-name="P8">Bb7</text:p>
          </table:table-cell>
          <table:table-cell table:style-name="Tab.E1" office:value-type="string">
            <text:p text:style-name="P8">Bb</text:p>
          </table:table-cell>
        </table:table-row>
        <table:table-row>
          <table:table-cell table:style-name="Tab.A4" office:value-type="string">
            <text:p text:style-name="P8">37</text:p>
          </table:table-cell>
          <table:table-cell table:style-name="Tab.B4" office:value-type="string">
            <text:p text:style-name="P8">C-</text:p>
          </table:table-cell>
          <table:table-cell table:style-name="Tab.B4" office:value-type="string">
            <text:p text:style-name="P8">C-7</text:p>
          </table:table-cell>
          <table:table-cell table:style-name="Tab.B4" office:value-type="string">
            <text:p text:style-name="P8">Bb</text:p>
          </table:table-cell>
          <table:table-cell table:style-name="Tab.E4" office:value-type="string">
            <text:p text:style-name="P8">Bb7 <text:s text:c="3"/><text:span text:style-name="T2">F7</text:span></text:p>
          </table:table-cell>
        </table:table-row>
        <table:table-row>
          <table:table-cell table:style-name="Tab.A4" office:value-type="string">
            <text:p text:style-name="P8">41</text:p>
          </table:table-cell>
          <table:table-cell table:style-name="Tab.B4" office:value-type="string">
            <text:p text:style-name="P8">Eb</text:p>
          </table:table-cell>
          <table:table-cell table:style-name="Tab.B4" office:value-type="string">
            <text:p text:style-name="P8">Eb6</text:p>
          </table:table-cell>
          <table:table-cell table:style-name="Tab.B4" office:value-type="string">
            <text:p text:style-name="P8">Bb7</text:p>
          </table:table-cell>
          <table:table-cell table:style-name="Tab.E4" office:value-type="string">
            <text:p text:style-name="P8">Bb</text:p>
          </table:table-cell>
        </table:table-row>
        <table:table-row>
          <table:table-cell table:style-name="Tab.A4" office:value-type="string">
            <text:p text:style-name="P8">45</text:p>
          </table:table-cell>
          <table:table-cell table:style-name="Tab.B4" office:value-type="string">
            <text:p text:style-name="P8">C-7</text:p>
          </table:table-cell>
          <table:table-cell table:style-name="Tab.B4" office:value-type="string">
            <text:p text:style-name="P8">%</text:p>
          </table:table-cell>
          <table:table-cell table:style-name="Tab.B4" office:value-type="string">
            <text:p text:style-name="P8">Ab</text:p>
          </table:table-cell>
          <table:table-cell table:style-name="Tab.E4" office:value-type="string">
            <text:p text:style-name="P8">Ab M7</text:p>
          </table:table-cell>
        </table:table-row>
        <table:table-row>
          <table:table-cell table:style-name="Tab.E4" office:value-type="string">
            <text:p text:style-name="P8">49</text:p>
          </table:table-cell>
          <table:table-cell table:style-name="Tab.B4" office:value-type="string">
            <text:p text:style-name="P8">F</text:p>
          </table:table-cell>
          <table:table-cell table:style-name="Tab.B4" office:value-type="string">
            <text:p text:style-name="P3">%</text:p>
          </table:table-cell>
          <table:table-cell table:style-name="Tab.B4" office:value-type="string">
            <text:p text:style-name="P8">Bb7</text:p>
          </table:table-cell>
          <table:table-cell table:style-name="Tab.E4" office:value-type="string">
            <text:p text:style-name="P8">Bb <text:s text:c="4"/><text:span text:style-name="T2">Bb#5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8:18:27.950954538</meta:creation-date>
    <dc:date>2026-01-09T08:56:02.238024347</dc:date>
    <meta:editing-duration>PT16M33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9" meta:word-count="77" meta:character-count="224" meta:non-whitespace-character-count="207"/>
  </office:meta>
</office:document-meta>
</file>